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981cm"/>
    </style:style>
    <style:style style:name="Tableau1.B" style:family="table-column">
      <style:table-column-properties style:column-width="4.214cm"/>
    </style:style>
    <style:style style:name="Tableau1.C" style:family="table-column">
      <style:table-column-properties style:column-width="3.512cm"/>
    </style:style>
    <style:style style:name="Tableau1.D" style:family="table-column">
      <style:table-column-properties style:column-width="10.296cm"/>
    </style:style>
    <style:style style:name="Tableau1.E" style:family="table-column">
      <style:table-column-properties style:column-width="6.5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2.025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1.986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801cm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214a796" officeooo:paragraph-rsid="0214a796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17802b" officeooo:paragraph-rsid="0217802b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style:font-name="Arial1" fo:font-size="10.5pt" fo:language="fr" fo:country="FR" fo:font-style="normal" fo:font-weight="normal" officeooo:rsid="00654670" officeooo:paragraph-rsid="020dd2d0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0e880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1030da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normal" officeooo:rsid="018d8272" officeooo:paragraph-rsid="014db189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7a4ea" officeooo:paragraph-rsid="01d7a4ea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8e437" officeooo:paragraph-rsid="01d8e437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99863" officeooo:paragraph-rsid="01d99863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a0344" officeooo:paragraph-rsid="01da0344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c85fd" officeooo:paragraph-rsid="01dc85fd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able_20_Contents">
      <style:text-properties fo:color="#000000" loext:opacity="100%" style:font-name="Arial1" fo:font-size="10.5pt" fo:language="fr" fo:country="FR" fo:font-style="normal" fo:font-weight="normal" officeooo:rsid="018f3174" officeooo:paragraph-rsid="018f3174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e360e" officeooo:paragraph-rsid="01de360e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fe8ce" officeooo:paragraph-rsid="01dfe8ce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text-properties fo:color="#000000" loext:opacity="100%" style:font-name="Arial1" fo:font-size="10.5pt" fo:language="fr" fo:country="FR" fo:font-style="normal" fo:font-weight="bold" officeooo:rsid="021d4147" officeooo:paragraph-rsid="021d4147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Standard">
      <style:text-properties fo:color="#000000" loext:opacity="100%" style:font-name="Arial1" fo:font-size="10.5pt" fo:language="fr" fo:country="FR" fo:font-style="normal" fo:font-weight="bold" officeooo:rsid="021d4147" officeooo:paragraph-rsid="02389ead" style:font-size-asian="10.5pt" style:font-style-asian="normal" style:font-weight-asian="bold" style:font-size-complex="10.5pt" style:font-style-complex="normal" style:font-weight-complex="bold"/>
    </style:style>
    <style:style style:name="P23" style:family="paragraph" style:parent-style-name="Standard">
      <style:text-properties fo:color="#000000" loext:opacity="100%" style:font-name="Arial1" fo:font-size="10.5pt" fo:language="fr" fo:country="FR" fo:font-style="normal" fo:font-weight="bold" officeooo:rsid="021d4147" officeooo:paragraph-rsid="023e44a3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Standard">
      <style:text-properties fo:color="#000000" loext:opacity="100%" style:font-name="Arial1" fo:font-size="10.5pt" fo:language="fr" fo:country="FR" fo:font-style="normal" fo:font-weight="bold" officeooo:rsid="021d4147" officeooo:paragraph-rsid="02410b89" style:font-size-asian="10.5pt" style:font-style-asian="normal" style:font-weight-asian="bold" style:font-size-complex="10.5pt" style:font-style-complex="normal" style:font-weight-complex="bold"/>
    </style:style>
    <style:style style:name="P25" style:family="paragraph" style:parent-style-name="Standard">
      <style:text-properties fo:color="#000000" loext:opacity="100%" style:font-name="Arial1" fo:font-size="10.5pt" fo:language="fr" fo:country="FR" fo:font-style="normal" fo:font-weight="bold" officeooo:rsid="021f4c9c" officeooo:paragraph-rsid="021f4c9c" style:font-size-asian="10.5pt" style:font-style-asian="normal" style:font-weight-asian="bold" style:font-size-complex="10.5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bold" officeooo:rsid="01f89511" officeooo:paragraph-rsid="01f89511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bold" officeooo:rsid="018d8272" officeooo:paragraph-rsid="014db189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bold" officeooo:rsid="018d8272" officeooo:paragraph-rsid="018d827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bold" officeooo:rsid="018d8272" officeooo:paragraph-rsid="014db189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0" style:family="paragraph" style:parent-style-name="Table_20_Contents">
      <style:text-properties fo:color="#000000" loext:opacity="100%" style:font-name="Arial1" fo:font-size="10.5pt" fo:language="fr" fo:country="FR" fo:font-style="normal" fo:font-weight="bold" officeooo:rsid="02187c83" officeooo:paragraph-rsid="02187c83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1" style:family="paragraph" style:parent-style-name="Table_20_Contents">
      <style:text-properties fo:color="#000000" loext:opacity="100%" style:font-name="Arial1" fo:font-size="10.5pt" fo:language="fr" fo:country="FR" fo:font-style="normal" fo:font-weight="bold" officeooo:rsid="02162ca2" officeooo:paragraph-rsid="02162ca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2" style:family="paragraph" style:parent-style-name="Standard">
      <style:text-properties fo:color="#000000" loext:opacity="100%" style:font-name="Arial1" fo:font-size="11pt" fo:language="fr" fo:country="FR" fo:font-style="normal" fo:font-weight="bold" officeooo:rsid="007909e8" officeooo:paragraph-rsid="02389ead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text-properties fo:color="#000000" loext:opacity="100%" style:font-name="Arial1" fo:font-size="11pt" fo:language="fr" fo:country="FR" fo:font-style="normal" fo:font-weight="bold" officeooo:rsid="007909e8" officeooo:paragraph-rsid="023e44a3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1d6ded" officeooo:paragraph-rsid="0231c311" style:font-size-asian="10.5pt" style:font-style-asian="normal" style:font-weight-asian="bold" style:font-size-complex="10.5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1c7c63" officeooo:paragraph-rsid="0223a011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40347" officeooo:paragraph-rsid="02240347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40347" officeooo:paragraph-rsid="0231c311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40347" officeooo:paragraph-rsid="023a6428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officeooo:rsid="02389ead"/>
    </style:style>
    <style:style style:name="T2" style:family="text">
      <style:text-properties officeooo:rsid="021a9d3b"/>
    </style:style>
    <style:style style:name="T3" style:family="text">
      <style:text-properties officeooo:rsid="021c7c63"/>
    </style:style>
    <style:style style:name="T4" style:family="text">
      <style:text-properties officeooo:rsid="021d6de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23a6428" style:font-size-asian="11pt" style:font-size-complex="11pt"/>
    </style:style>
    <style:style style:name="T7" style:family="text">
      <style:text-properties fo:font-size="11pt" officeooo:rsid="023a8abe" style:font-size-asian="11pt" style:font-size-complex="11pt"/>
    </style:style>
    <style:style style:name="T8" style:family="text">
      <style:text-properties fo:font-size="11pt" officeooo:rsid="023cdd5a" style:font-size-asian="11pt" style:font-size-complex="11pt"/>
    </style:style>
    <style:style style:name="T9" style:family="text">
      <style:text-properties fo:font-size="11pt" officeooo:rsid="023dff64" style:font-size-asian="11pt" style:font-size-complex="11pt"/>
    </style:style>
    <style:style style:name="T10" style:family="text">
      <style:text-properties fo:font-size="11pt" officeooo:rsid="023e44a3" style:font-size-asian="11pt" style:font-size-complex="11pt"/>
    </style:style>
    <style:style style:name="T11" style:family="text">
      <style:text-properties fo:font-size="11pt" officeooo:rsid="007909e8" style:font-size-asian="11pt" style:font-size-complex="11pt"/>
    </style:style>
    <style:style style:name="T12" style:family="text">
      <style:text-properties officeooo:rsid="02327100"/>
    </style:style>
    <style:style style:name="T13" style:family="text">
      <style:text-properties fo:color="#c9211e" loext:opacity="100%" officeooo:rsid="02389ead"/>
    </style:style>
    <style:style style:name="T14" style:family="text">
      <style:text-properties fo:color="#c9211e" loext:opacity="100%" officeooo:rsid="023a6428"/>
    </style:style>
    <style:style style:name="T15" style:family="text">
      <style:text-properties fo:color="#c9211e" loext:opacity="100%" officeooo:rsid="023cdd5a"/>
    </style:style>
    <style:style style:name="T16" style:family="text">
      <style:text-properties officeooo:rsid="0237ed51"/>
    </style:style>
    <style:style style:name="T17" style:family="text">
      <style:text-properties officeooo:rsid="023a6428"/>
    </style:style>
    <style:style style:name="T18" style:family="text">
      <style:text-properties officeooo:rsid="023a8abe"/>
    </style:style>
    <style:style style:name="T19" style:family="text">
      <style:text-properties officeooo:rsid="023af5d7"/>
    </style:style>
    <style:style style:name="T20" style:family="text">
      <style:text-properties officeooo:rsid="023cdd5a"/>
    </style:style>
    <style:style style:name="T21" style:family="text">
      <style:text-properties officeooo:rsid="023dff64"/>
    </style:style>
    <style:style style:name="T22" style:family="text">
      <style:text-properties officeooo:rsid="023e44a3"/>
    </style:style>
    <style:style style:name="T23" style:family="text">
      <style:text-properties officeooo:rsid="02410b8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391353973137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8">Date &amp; heure début</text:p>
          </table:table-cell>
          <table:table-cell table:style-name="Tableau1.A1" office:value-type="string">
            <text:p text:style-name="P8">Date &amp; heure fin</text:p>
          </table:table-cell>
          <table:table-cell table:style-name="Tableau1.A1" office:value-type="string">
            <text:p text:style-name="P6">Désignations</text:p>
          </table:table-cell>
          <table:table-cell table:style-name="Tableau1.E1" office:value-type="string">
            <text:p text:style-name="P7">Remarques</text:p>
          </table:table-cell>
        </table:table-row>
        <table:table-row table:style-name="Tableau1.2">
          <table:table-cell table:style-name="Tableau1.A2" office:value-type="string">
            <text:p text:style-name="P28">1</text:p>
          </table:table-cell>
          <table:table-cell table:style-name="Tableau1.A2" office:value-type="string">
            <text:p text:style-name="P30">20220822 07:00</text:p>
          </table:table-cell>
          <table:table-cell table:style-name="Tableau1.A2" office:value-type="string">
            <text:p text:style-name="P30">2022082<text:span text:style-name="T16">8</text:span> <text:span text:style-name="T3">08</text:span>:<text:span text:style-name="T3">2</text:span>0</text:p>
          </table:table-cell>
          <table:table-cell table:style-name="Tableau1.A2" office:value-type="string">
            <text:p text:style-name="P31">Préparation <text:span text:style-name="T2">Fiche de renseignement</text:span></text:p>
            <text:p text:style-name="P31">→ <text:span text:style-name="T5">011-Fiche de renseignement</text:span></text:p>
          </table:table-cell>
          <table:table-cell table:style-name="Tableau1.E2" office:value-type="string">
            <text:p text:style-name="P35"><text:span text:style-name="T16">Déjà </text:span>imprim<text:span text:style-name="T16">é</text:span>: <text:span text:style-name="T12">( </text:span><text:span text:style-name="T1">80</text:span><text:span text:style-name="T12"> ex.)</text:span></text:p>
            <text:p text:style-name="P36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6">2</text:p>
          </table:table-cell>
          <table:table-cell table:style-name="Tableau1.B3" office:value-type="string">
            <text:p text:style-name="P21">20220822 07:00</text:p>
          </table:table-cell>
          <table:table-cell table:style-name="Tableau1.C3" office:value-type="string">
            <text:p text:style-name="P21">20220825 <text:span text:style-name="T4">08</text:span>:<text:span text:style-name="T4">3</text:span>0</text:p>
          </table:table-cell>
          <table:table-cell table:style-name="Tableau1.D3" office:value-type="string">
            <text:p text:style-name="P21">Préparation <text:span text:style-name="T1">Terminal M</text:span><text:span text:style-name="T19">ATHS</text:span><text:span text:style-name="T1"> </text:span>Spécialité <text:span text:style-name="T1">(SEQ01)</text:span></text:p>
            <text:p text:style-name="P32">→ 11011-SEQ-Fonctions polynôme du second degré</text:p>
            <text:p text:style-name="P22">→ <text:span text:style-name="T6">1</text:span><text:span text:style-name="T7">1</text:span><text:span text:style-name="T6">0</text:span><text:span text:style-name="T7">1</text:span><text:span text:style-name="T5">2-CRS-Fonctions polynôme du second degré</text:span></text:p>
            <text:p text:style-name="P32">→ 1<text:span text:style-name="T18">1</text:span><text:span text:style-name="T17">0</text:span><text:span text:style-name="T18">1</text:span><text:span text:style-name="T17">3</text:span>-EXE-Fonctions polynôme du second degré</text:p>
          </table:table-cell>
          <table:table-cell table:style-name="Tableau1.E3" office:value-type="string">
            <text:p text:style-name="P34">A imprimer au Lycée: </text:p>
            <text:p text:style-name="P37">→ <text:span text:style-name="T17">Professeur ( </text:span><text:span text:style-name="T14">1 ex. </text:span><text:span text:style-name="T17">)</text:span></text:p>
            <text:p text:style-name="P38">→ <text:span text:style-name="T17">A imprimer ( </text:span><text:span text:style-name="T14">26 ex.</text:span><text:span text:style-name="T17"> )</text:span></text:p>
            <text:p text:style-name="P38"><text:span text:style-name="T1">→ A imprimer ( 26 -7 = </text:span><text:span text:style-name="T13">19 ex.</text:span><text:span text:style-name="T1"> )</text:span></text:p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7">3</text:p>
          </table:table-cell>
          <table:table-cell table:style-name="Tableau1.B4" office:value-type="string">
            <text:p text:style-name="P25"/>
          </table:table-cell>
          <table:table-cell table:style-name="Tableau1.C4" office:value-type="string">
            <text:p text:style-name="P25"/>
          </table:table-cell>
          <table:table-cell table:style-name="Tableau1.D4" office:value-type="string">
            <text:p text:style-name="P21">Préparation <text:span text:style-name="T1">Terminal M</text:span><text:span text:style-name="T19">ATHS</text:span><text:span text:style-name="T1"> </text:span>Spécialité <text:span text:style-name="T1">(SEQ0</text:span><text:span text:style-name="T20">2</text:span><text:span text:style-name="T1">)</text:span></text:p>
            <text:p text:style-name="P32">→ 1<text:span text:style-name="T23">1</text:span>021-SEQ-Généralité sur les suites</text:p>
            <text:p text:style-name="P24">→ <text:span text:style-name="T6">1</text:span><text:span text:style-name="T7">1</text:span><text:span text:style-name="T6">0</text:span><text:span text:style-name="T8">2</text:span><text:span text:style-name="T5">2-CRS-</text:span><text:span text:style-name="T11">Généralité sur les suites</text:span></text:p>
            <text:p text:style-name="P32">→ 1<text:span text:style-name="T18">1</text:span><text:span text:style-name="T17">0</text:span><text:span text:style-name="T20">2</text:span><text:span text:style-name="T17">3</text:span>-EXE-</text:p>
          </table:table-cell>
          <table:table-cell table:style-name="Tableau1.E4" office:value-type="string">
            <text:p text:style-name="P34">A imprimer au Lycée: </text:p>
            <text:p text:style-name="P37">→ <text:span text:style-name="T17">Professeur ( </text:span><text:span text:style-name="T14">1 ex. </text:span><text:span text:style-name="T17">)</text:span></text:p>
            <text:p text:style-name="P38">→ <text:span text:style-name="T17">A imprimer ( </text:span><text:span text:style-name="T14">26 ex.</text:span><text:span text:style-name="T17"> )</text:span></text:p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9">4</text:p>
          </table:table-cell>
          <table:table-cell table:style-name="Tableau1.B5" office:value-type="string">
            <text:p text:style-name="P21"/>
          </table:table-cell>
          <table:table-cell table:style-name="Tableau1.C5" office:value-type="string">
            <text:p text:style-name="P21"/>
          </table:table-cell>
          <table:table-cell table:style-name="Tableau1.D5" office:value-type="string">
            <text:p text:style-name="P21">Préparation <text:span text:style-name="T1">Terminal M</text:span><text:span text:style-name="T19">ATHS</text:span><text:span text:style-name="T1"> </text:span>Spécialité <text:span text:style-name="T1">(SEQ0</text:span><text:span text:style-name="T21">3</text:span><text:span text:style-name="T1">)</text:span></text:p>
            <text:p text:style-name="P32">→ 110<text:span text:style-name="T21">3</text:span>1-SEQ-</text:p>
            <text:p text:style-name="P22">→ <text:span text:style-name="T6">1</text:span><text:span text:style-name="T7">1</text:span><text:span text:style-name="T6">0</text:span><text:span text:style-name="T9">3</text:span><text:span text:style-name="T5">2-CRS-</text:span></text:p>
            <text:p text:style-name="P32">→ 1<text:span text:style-name="T18">1</text:span><text:span text:style-name="T17">0</text:span><text:span text:style-name="T21">3</text:span><text:span text:style-name="T17">3</text:span>-EXE-</text:p>
          </table:table-cell>
          <table:table-cell table:style-name="Tableau1.E5" office:value-type="string">
            <text:p text:style-name="P34">A imprimer au Lycée: </text:p>
            <text:p text:style-name="P37">→ <text:span text:style-name="T17">Professeur ( </text:span><text:span text:style-name="T14">1 ex. </text:span><text:span text:style-name="T17">)</text:span></text:p>
            <text:p text:style-name="P38">→ <text:span text:style-name="T17">A imprimer ( </text:span><text:span text:style-name="T14">26 ex.</text:span><text:span text:style-name="T17"> )</text:span></text:p>
            <text:p text:style-name="P38"><text:span text:style-name="T1">→ A imprimer ( </text:span><text:span text:style-name="T15">26</text:span><text:span text:style-name="T13"> ex.</text:span><text:span text:style-name="T1"> )</text:span></text:p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2">5</text:p>
          </table:table-cell>
          <table:table-cell table:style-name="Tableau1.B6" office:value-type="string">
            <text:p text:style-name="P21"/>
          </table:table-cell>
          <table:table-cell table:style-name="Tableau1.C6" office:value-type="string">
            <text:p text:style-name="P21"/>
          </table:table-cell>
          <table:table-cell table:style-name="Tableau1.D6" office:value-type="string">
            <text:p text:style-name="P21">Préparation <text:span text:style-name="T22">Première</text:span><text:span text:style-name="T1"> M</text:span><text:span text:style-name="T19">ATHS</text:span><text:span text:style-name="T1"> </text:span>Spécialité <text:span text:style-name="T1">(SEQ0</text:span><text:span text:style-name="T22">2</text:span><text:span text:style-name="T1">)</text:span></text:p>
            <text:p text:style-name="P32">→ 1<text:span text:style-name="T22">2</text:span>0<text:span text:style-name="T22">2</text:span>1-SEQ-</text:p>
            <text:p text:style-name="P22">→ <text:span text:style-name="T6">1</text:span><text:span text:style-name="T10">2</text:span><text:span text:style-name="T6">0</text:span><text:span text:style-name="T10">2</text:span><text:span text:style-name="T5">2-CRS-</text:span></text:p>
            <text:p text:style-name="P32">→ 1<text:span text:style-name="T22">2</text:span><text:span text:style-name="T17">0</text:span><text:span text:style-name="T22">2</text:span><text:span text:style-name="T17">3</text:span>-EXE-</text:p>
          </table:table-cell>
          <table:table-cell table:style-name="Tableau1.E6" office:value-type="string">
            <text:p text:style-name="P34">A imprimer au Lycée: </text:p>
            <text:p text:style-name="P37">→ <text:span text:style-name="T17">Professeur ( </text:span><text:span text:style-name="T14">1 ex. </text:span><text:span text:style-name="T17">)</text:span></text:p>
            <text:p text:style-name="P38">→ <text:span text:style-name="T17">A imprimer ( </text:span><text:span text:style-name="T14">26 ex.</text:span><text:span text:style-name="T17"> )</text:span></text:p>
            <text:p text:style-name="P38"><text:span text:style-name="T1">→ A imprimer ( 26 -7 = </text:span><text:span text:style-name="T13">19 ex.</text:span><text:span text:style-name="T1"> )</text:span></text:p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12">6</text:p>
          </table:table-cell>
          <table:table-cell table:style-name="Tableau1.B7" office:value-type="string">
            <text:p text:style-name="P25"/>
          </table:table-cell>
          <table:table-cell table:style-name="Tableau1.C7" office:value-type="string">
            <text:p text:style-name="P25"/>
          </table:table-cell>
          <table:table-cell table:style-name="Tableau1.D7" office:value-type="string">
            <text:p text:style-name="P23">Préparation <text:span text:style-name="T22">Première</text:span><text:span text:style-name="T1"> <text:s/>M</text:span><text:span text:style-name="T19">ATHS</text:span><text:span text:style-name="T1"> </text:span>Spécialité <text:span text:style-name="T1">(SEQ0</text:span><text:span text:style-name="T22">3</text:span><text:span text:style-name="T1">)</text:span></text:p>
            <text:p text:style-name="P33">→ 1<text:span text:style-name="T22">2</text:span>0<text:span text:style-name="T22">3</text:span>1-SEQ-</text:p>
            <text:p text:style-name="P23">→ <text:span text:style-name="T6">1</text:span><text:span text:style-name="T10">2</text:span><text:span text:style-name="T6">0</text:span><text:span text:style-name="T10">3</text:span><text:span text:style-name="T5">2-CRS-</text:span></text:p>
            <text:p text:style-name="P33">→ 1<text:span text:style-name="T22">2</text:span><text:span text:style-name="T17">0</text:span><text:span text:style-name="T22">3</text:span><text:span text:style-name="T17">3</text:span>-EXE-</text:p>
          </table:table-cell>
          <table:table-cell table:style-name="Tableau1.E7" office:value-type="string">
            <text:p text:style-name="P34">A imprimer au Lycée: </text:p>
            <text:p text:style-name="P37">→ <text:span text:style-name="T17">Professeur ( </text:span><text:span text:style-name="T14">1 ex. </text:span><text:span text:style-name="T17">)</text:span></text:p>
            <text:p text:style-name="P38">→ <text:span text:style-name="T17">A imprimer ( </text:span><text:span text:style-name="T14">26 ex.</text:span><text:span text:style-name="T17"> )</text:span></text:p>
            <text:p text:style-name="P38"><text:span text:style-name="T1">→ A imprimer ( </text:span><text:span text:style-name="T15">26</text:span><text:span text:style-name="T13"> ex.</text:span><text:span text:style-name="T1"> )</text:span></text:p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12">7</text:p>
          </table:table-cell>
          <table:table-cell table:style-name="Tableau1.B8" office:value-type="string">
            <text:p text:style-name="P21"/>
          </table:table-cell>
          <table:table-cell table:style-name="Tableau1.C8" office:value-type="string">
            <text:p text:style-name="P21"/>
          </table:table-cell>
          <table:table-cell table:style-name="Tableau1.D8" office:value-type="string">
            <text:p text:style-name="P21">Préparation <text:span text:style-name="T22">Première</text:span><text:span text:style-name="T1"> M</text:span><text:span text:style-name="T19">ATHS</text:span><text:span text:style-name="T1"> </text:span>Spécialité <text:span text:style-name="T1">(SEQ0</text:span><text:span text:style-name="T22">4</text:span><text:span text:style-name="T1">)</text:span></text:p>
            <text:p text:style-name="P33">→ 1<text:span text:style-name="T22">2</text:span>0<text:span text:style-name="T22">4</text:span>1-SEQ-</text:p>
            <text:p text:style-name="P23">→ <text:span text:style-name="T6">1</text:span><text:span text:style-name="T10">2</text:span><text:span text:style-name="T6">0</text:span><text:span text:style-name="T10">4</text:span><text:span text:style-name="T5">2-CRS-</text:span></text:p>
            <text:p text:style-name="P33">→ 1<text:span text:style-name="T22">2</text:span><text:span text:style-name="T17">0</text:span><text:span text:style-name="T22">4</text:span><text:span text:style-name="T17">3</text:span>-EXE-</text:p>
          </table:table-cell>
          <table:table-cell table:style-name="Tableau1.E8" office:value-type="string">
            <text:p text:style-name="P34">A imprimer au Lycée: </text:p>
            <text:p text:style-name="P37">→ <text:span text:style-name="T17">Professeur ( </text:span><text:span text:style-name="T14">1 ex. </text:span><text:span text:style-name="T17">)</text:span></text:p>
            <text:p text:style-name="P38">→ <text:span text:style-name="T17">A imprimer ( </text:span><text:span text:style-name="T14">26 ex.</text:span><text:span text:style-name="T17"> )</text:span></text:p>
            <text:p text:style-name="P38"><text:span text:style-name="T1">→ A imprimer ( </text:span><text:span text:style-name="T15">26</text:span><text:span text:style-name="T13"> ex.</text:span><text:span text:style-name="T1"> )</text:span></text:p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2">8</text:p>
          </table:table-cell>
          <table:table-cell table:style-name="Tableau1.B9" office:value-type="string">
            <text:p text:style-name="P9"/>
          </table:table-cell>
          <table:table-cell table:style-name="Tableau1.C9" office:value-type="string">
            <text:p text:style-name="P9"/>
          </table:table-cell>
          <table:table-cell table:style-name="Tableau1.D9" office:value-type="string">
            <text:p text:style-name="P9"/>
          </table:table-cell>
          <table:table-cell table:style-name="Tableau1.E9" office:value-type="string">
            <text:p text:style-name="P13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12">9</text:p>
          </table:table-cell>
          <table:table-cell table:style-name="Tableau1.B10" office:value-type="string">
            <text:p text:style-name="P9"/>
          </table:table-cell>
          <table:table-cell table:style-name="Tableau1.C10" office:value-type="string">
            <text:p text:style-name="P9"/>
          </table:table-cell>
          <table:table-cell table:style-name="Tableau1.D10" office:value-type="string">
            <text:p text:style-name="P9"/>
          </table:table-cell>
          <table:table-cell table:style-name="Tableau1.E10" office:value-type="string">
            <text:p text:style-name="P14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12">10</text:p>
          </table:table-cell>
          <table:table-cell table:style-name="Tableau1.B11" office:value-type="string">
            <text:p text:style-name="P9"/>
          </table:table-cell>
          <table:table-cell table:style-name="Tableau1.C11" office:value-type="string">
            <text:p text:style-name="P9"/>
          </table:table-cell>
          <table:table-cell table:style-name="Tableau1.D11" office:value-type="string">
            <text:p text:style-name="P9"/>
          </table:table-cell>
          <table:table-cell table:style-name="Tableau1.E11" office:value-type="string">
            <text:p text:style-name="P15"/>
          </table:table-cell>
        </table:table-row>
        <text:soft-page-break/>
        <table:table-row table:style-name="Tableau1.12">
          <table:table-cell table:style-name="Tableau1.A12" table:formula="ooow:&lt;A11&gt;+1" office:value-type="float" office:value="11">
            <text:p text:style-name="P12">11</text:p>
          </table:table-cell>
          <table:table-cell table:style-name="Tableau1.B12" office:value-type="string">
            <text:p text:style-name="P10"/>
          </table:table-cell>
          <table:table-cell table:style-name="Tableau1.C12" office:value-type="string">
            <text:p text:style-name="P10"/>
          </table:table-cell>
          <table:table-cell table:style-name="Tableau1.D12" office:value-type="string">
            <text:p text:style-name="P10"/>
          </table:table-cell>
          <table:table-cell table:style-name="Tableau1.E12" office:value-type="string">
            <text:p text:style-name="P16"/>
          </table:table-cell>
        </table:table-row>
        <table:table-row table:style-name="Tableau1.13">
          <table:table-cell table:style-name="Tableau1.A13" table:formula="ooow:&lt;A12&gt;+1" office:value-type="float" office:value="12">
            <text:p text:style-name="P12">12</text:p>
          </table:table-cell>
          <table:table-cell table:style-name="Tableau1.B13" office:value-type="string">
            <text:p text:style-name="P11"/>
          </table:table-cell>
          <table:table-cell table:style-name="Tableau1.C13" office:value-type="string">
            <text:p text:style-name="P11"/>
          </table:table-cell>
          <table:table-cell table:style-name="Tableau1.D13" office:value-type="string">
            <text:p text:style-name="P11"/>
          </table:table-cell>
          <table:table-cell table:style-name="Tableau1.E13" office:value-type="string">
            <text:p text:style-name="P17"/>
          </table:table-cell>
        </table:table-row>
        <table:table-row table:style-name="Tableau1.14">
          <table:table-cell table:style-name="Tableau1.A14" table:formula="ooow:&lt;A13&gt;+1" office:value-type="float" office:value="13">
            <text:p text:style-name="P12">13</text:p>
          </table:table-cell>
          <table:table-cell table:style-name="Tableau1.B14" office:value-type="string">
            <text:p text:style-name="P18"/>
          </table:table-cell>
          <table:table-cell table:style-name="Tableau1.C14" office:value-type="string">
            <text:p text:style-name="P18"/>
          </table:table-cell>
          <table:table-cell table:style-name="Tableau1.D14" office:value-type="string">
            <text:p text:style-name="P18"/>
          </table:table-cell>
          <table:table-cell table:style-name="Tableau1.E14" office:value-type="string">
            <text:p text:style-name="P19"/>
          </table:table-cell>
        </table:table-row>
        <table:table-row table:style-name="Tableau1.15">
          <table:table-cell table:style-name="Tableau1.A15" table:formula="ooow:&lt;A14&gt;+1" office:value-type="float" office:value="14">
            <text:p text:style-name="P12">14</text:p>
          </table:table-cell>
          <table:table-cell table:style-name="Tableau1.B15" office:value-type="string">
            <text:p text:style-name="P18"/>
          </table:table-cell>
          <table:table-cell table:style-name="Tableau1.C15" office:value-type="string">
            <text:p text:style-name="P18"/>
          </table:table-cell>
          <table:table-cell table:style-name="Tableau1.D15" office:value-type="string">
            <text:p text:style-name="P18"/>
          </table:table-cell>
          <table:table-cell table:style-name="Tableau1.E15" office:value-type="string">
            <text:p text:style-name="P20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214a796" officeooo:paragraph-rsid="0214a796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89ea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ÉPARATIONS-<text:span text:style-name="MT1">20220829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18:37:18.434085300</dc:date>
    <meta:editing-duration>P3DT23H36M1S</meta:editing-duration>
    <meta:editing-cycles>823</meta:editing-cycles>
    <meta:generator>LibreOffice/7.3.5.2$Linux_X86_64 LibreOffice_project/30$Build-2</meta:generator>
    <meta:document-statistic meta:table-count="1" meta:image-count="0" meta:object-count="0" meta:page-count="2" meta:paragraph-count="74" meta:word-count="274" meta:character-count="1404" meta:non-whitespace-character-count="1197"/>
  </office:meta>
</office:document-meta>
</file>